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1ac9d2" officeooo:paragraph-rsid="001ac9d2" style:font-weight-asian="bold" style:font-weight-complex="bold"/>
    </style:style>
    <style:style style:name="P4" style:family="paragraph" style:parent-style-name="Standard">
      <style:text-properties fo:font-weight="bold" officeooo:rsid="001d98cd" officeooo:paragraph-rsid="001d98cd"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484c44" officeooo:paragraph-rsid="00484c44" style:font-weight-asian="bold" style:font-weight-complex="bold"/>
    </style:style>
    <style:style style:name="P8" style:family="paragraph" style:parent-style-name="Standard">
      <style:text-properties fo:font-weight="bold" officeooo:rsid="00795e34" officeooo:paragraph-rsid="00795e34" style:font-weight-asian="bold" style:font-weight-complex="bold"/>
    </style:style>
    <style:style style:name="P9" style:family="paragraph" style:parent-style-name="Standard">
      <style:text-properties fo:font-weight="normal" officeooo:rsid="00090756" officeooo:paragraph-rsid="001d98cd" style:font-weight-asian="normal" style:font-weight-complex="normal"/>
    </style:style>
    <style:style style:name="P10" style:family="paragraph" style:parent-style-name="Standard">
      <style:text-properties fo:font-weight="normal" officeooo:rsid="00210b7d" officeooo:paragraph-rsid="00210b7d" style:font-weight-asian="normal" style:font-weight-complex="normal"/>
    </style:style>
    <style:style style:name="P11" style:family="paragraph" style:parent-style-name="Standard">
      <style:text-properties fo:font-weight="normal" officeooo:rsid="00210b7d" officeooo:paragraph-rsid="001d98cd" style:font-weight-asian="normal" style:font-weight-complex="normal"/>
    </style:style>
    <style:style style:name="P12" style:family="paragraph" style:parent-style-name="Standard">
      <style:text-properties fo:font-weight="normal" officeooo:rsid="001ac9d2" officeooo:paragraph-rsid="001ac9d2" style:font-weight-asian="normal" style:font-weight-complex="normal"/>
    </style:style>
    <style:style style:name="P13" style:family="paragraph" style:parent-style-name="Standard">
      <style:text-properties fo:font-weight="normal" officeooo:rsid="002ee269" officeooo:paragraph-rsid="002c161a" style:font-weight-asian="normal" style:font-weight-complex="normal"/>
    </style:style>
    <style:style style:name="P14" style:family="paragraph" style:parent-style-name="Standard">
      <style:text-properties fo:font-weight="normal" officeooo:rsid="00300b3c" officeooo:paragraph-rsid="00300b3c" style:font-weight-asian="normal" style:font-weight-complex="normal"/>
    </style:style>
    <style:style style:name="P15" style:family="paragraph" style:parent-style-name="Standard">
      <style:text-properties style:text-underline-style="solid" style:text-underline-width="auto" style:text-underline-color="font-color" fo:font-weight="bold" officeooo:rsid="00024caf" officeooo:paragraph-rsid="0000bc38"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0bc38" officeooo:paragraph-rsid="0000bc38"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7fd2f" officeooo:paragraph-rsid="0007fd2f"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4a4f5" officeooo:paragraph-rsid="0004a4f5" style:font-weight-asian="bold" style:font-weight-complex="bold"/>
    </style:style>
    <style:style style:name="P19"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0"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1"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2" style:family="paragraph" style:parent-style-name="Standard">
      <style:paragraph-properties fo:break-before="page"/>
      <style:text-properties fo:font-weight="bold" officeooo:rsid="001d98cd" officeooo:paragraph-rsid="001d98cd" style:font-weight-asian="bold" style:font-weight-complex="bold"/>
    </style:style>
    <style:style style:name="P23" style:family="paragraph" style:parent-style-name="Standard">
      <style:paragraph-properties fo:break-before="page"/>
      <style:text-properties fo:font-weight="bold" officeooo:rsid="002c161a" officeooo:paragraph-rsid="002c161a" style:font-weight-asian="bold" style:font-weight-complex="bold"/>
    </style:style>
    <style:style style:name="P24" style:family="paragraph" style:parent-style-name="Standard">
      <style:paragraph-properties fo:break-before="page"/>
      <style:text-properties fo:font-weight="bold" officeooo:rsid="00484c44" officeooo:paragraph-rsid="00484c44" style:font-weight-asian="bold" style:font-weight-complex="bold"/>
    </style:style>
    <style:style style:name="P25" style:family="paragraph" style:parent-style-name="Standard">
      <style:paragraph-properties fo:break-before="page"/>
      <style:text-properties fo:font-weight="bold" officeooo:rsid="00795e34" officeooo:paragraph-rsid="00795e34" style:font-weight-asian="bold" style:font-weight-complex="bold"/>
    </style:style>
    <style:style style:name="P26" style:family="paragraph" style:parent-style-name="Text_20_body">
      <style:text-properties fo:font-weight="normal" officeooo:rsid="001d98cd" officeooo:paragraph-rsid="001d98cd" style:font-weight-asian="normal" style:font-weight-complex="normal"/>
    </style:style>
    <style:style style:name="P27" style:family="paragraph" style:parent-style-name="Text_20_body">
      <style:paragraph-properties fo:margin-left="0cm" fo:margin-right="0cm" fo:text-indent="1.27cm" style:auto-text-indent="false"/>
    </style:style>
    <style:style style:name="P28" style:family="paragraph" style:parent-style-name="Text_20_body">
      <style:paragraph-properties fo:margin-left="0cm" fo:margin-right="0cm" fo:text-indent="1.27cm" style:auto-text-indent="false"/>
      <style:text-properties officeooo:paragraph-rsid="005173e3"/>
    </style:style>
    <style:style style:name="P29" style:family="paragraph" style:parent-style-name="Text_20_body">
      <style:paragraph-properties fo:margin-left="0cm" fo:margin-right="0cm" fo:text-indent="1.27cm" style:auto-text-indent="false"/>
      <style:text-properties officeooo:rsid="005173e3" officeooo:paragraph-rsid="005173e3"/>
    </style:style>
    <style:style style:name="P30" style:family="paragraph" style:parent-style-name="Standard">
      <style:text-properties officeooo:paragraph-rsid="007d3c9b"/>
    </style:style>
    <style:style style:name="P31" style:family="paragraph" style:parent-style-name="Standard">
      <style:paragraph-properties fo:break-before="page"/>
    </style:style>
    <style:style style:name="T1" style:family="text">
      <style:text-properties officeooo:rsid="00050f2e"/>
    </style:style>
    <style:style style:name="T2" style:family="text">
      <style:text-properties officeooo:rsid="0009da7e"/>
    </style:style>
    <style:style style:name="T3" style:family="text">
      <style:text-properties officeooo:rsid="000ade96"/>
    </style:style>
    <style:style style:name="T4" style:family="text">
      <style:text-properties fo:font-weight="normal" style:font-weight-asian="normal" style:font-weight-complex="normal"/>
    </style:style>
    <style:style style:name="T5" style:family="text">
      <style:text-properties fo:font-weight="normal" officeooo:rsid="00210b7d" style:font-weight-asian="normal" style:font-weight-complex="normal"/>
    </style:style>
    <style:style style:name="T6" style:family="text">
      <style:text-properties fo:font-weight="normal" officeooo:rsid="005feebe" style:font-weight-asian="normal" style:font-weight-complex="normal"/>
    </style:style>
    <style:style style:name="T7" style:family="text">
      <style:text-properties fo:font-weight="normal" officeooo:rsid="00634007" style:font-weight-asian="normal" style:font-weight-complex="normal"/>
    </style:style>
    <style:style style:name="T8" style:family="text">
      <style:text-properties fo:font-weight="normal" officeooo:rsid="006608bd" style:font-weight-asian="normal" style:font-weight-complex="normal"/>
    </style:style>
    <style:style style:name="T9" style:family="text">
      <style:text-properties fo:font-weight="normal" officeooo:rsid="0066e5c5" style:font-weight-asian="normal" style:font-weight-complex="normal"/>
    </style:style>
    <style:style style:name="T10" style:family="text">
      <style:text-properties fo:font-weight="normal" officeooo:rsid="006a5ccc" style:font-weight-asian="normal" style:font-weight-complex="normal"/>
    </style:style>
    <style:style style:name="T11" style:family="text">
      <style:text-properties fo:font-weight="normal" officeooo:rsid="006a96d1" style:font-weight-asian="normal" style:font-weight-complex="normal"/>
    </style:style>
    <style:style style:name="T12" style:family="text">
      <style:text-properties fo:font-weight="normal" officeooo:rsid="006c550c" style:font-weight-asian="normal" style:font-weight-complex="normal"/>
    </style:style>
    <style:style style:name="T13" style:family="text">
      <style:text-properties fo:font-weight="normal" officeooo:rsid="006ebcbb" style:font-weight-asian="normal" style:font-weight-complex="normal"/>
    </style:style>
    <style:style style:name="T14" style:family="text">
      <style:text-properties fo:font-weight="normal" officeooo:rsid="006fe35f" style:font-weight-asian="normal" style:font-weight-complex="normal"/>
    </style:style>
    <style:style style:name="T15" style:family="text">
      <style:text-properties fo:font-weight="normal" officeooo:rsid="0073702e" style:font-weight-asian="normal" style:font-weight-complex="normal"/>
    </style:style>
    <style:style style:name="T16" style:family="text">
      <style:text-properties fo:font-weight="normal" officeooo:rsid="00772ee2" style:font-weight-asian="normal" style:font-weight-complex="normal"/>
    </style:style>
    <style:style style:name="T17" style:family="text">
      <style:text-properties fo:font-weight="normal" officeooo:rsid="00777f84" style:font-weight-asian="normal" style:font-weight-complex="normal"/>
    </style:style>
    <style:style style:name="T18" style:family="text">
      <style:text-properties fo:font-weight="normal" officeooo:rsid="007c3296" style:font-weight-asian="normal" style:font-weight-complex="normal"/>
    </style:style>
    <style:style style:name="T19" style:family="text">
      <style:text-properties fo:font-weight="normal" officeooo:rsid="007d3c9b" style:font-weight-asian="normal" style:font-weight-complex="normal"/>
    </style:style>
    <style:style style:name="T20" style:family="text">
      <style:text-properties fo:font-weight="normal" officeooo:rsid="007f2a4f" style:font-weight-asian="normal" style:font-weight-complex="normal"/>
    </style:style>
    <style:style style:name="T21" style:family="text">
      <style:text-properties fo:font-weight="normal" officeooo:rsid="00826d62" style:font-weight-asian="normal" style:font-weight-complex="normal"/>
    </style:style>
    <style:style style:name="T22" style:family="text">
      <style:text-properties fo:font-weight="normal" officeooo:rsid="0083d334" style:font-weight-asian="normal" style:font-weight-complex="normal"/>
    </style:style>
    <style:style style:name="T23" style:family="text">
      <style:text-properties fo:font-weight="normal" officeooo:rsid="008447c4" style:font-weight-asian="normal" style:font-weight-complex="normal"/>
    </style:style>
    <style:style style:name="T24" style:family="text">
      <style:text-properties fo:font-weight="normal" officeooo:rsid="00853295" style:font-weight-asian="normal" style:font-weight-complex="normal"/>
    </style:style>
    <style:style style:name="T25" style:family="text">
      <style:text-properties fo:font-weight="normal" officeooo:rsid="0086b3fc" style:font-weight-asian="normal" style:font-weight-complex="normal"/>
    </style:style>
    <style:style style:name="T26" style:family="text">
      <style:text-properties fo:font-weight="normal" officeooo:rsid="0087058d" style:font-weight-asian="normal" style:font-weight-complex="normal"/>
    </style:style>
    <style:style style:name="T27" style:family="text">
      <style:text-properties fo:font-weight="normal" officeooo:rsid="00879768" style:font-weight-asian="normal" style:font-weight-complex="normal"/>
    </style:style>
    <style:style style:name="T28" style:family="text">
      <style:text-properties fo:font-weight="normal" officeooo:rsid="0087b4df" style:font-weight-asian="normal" style:font-weight-complex="normal"/>
    </style:style>
    <style:style style:name="T29" style:family="text">
      <style:text-properties fo:font-weight="normal" officeooo:rsid="0087f79d" style:font-weight-asian="normal" style:font-weight-complex="normal"/>
    </style:style>
    <style:style style:name="T30" style:family="text">
      <style:text-properties fo:font-weight="normal" officeooo:rsid="008afd34" style:font-weight-asian="normal" style:font-weight-complex="normal"/>
    </style:style>
    <style:style style:name="T31" style:family="text">
      <style:text-properties fo:font-weight="normal" officeooo:rsid="008b888e" style:font-weight-asian="normal" style:font-weight-complex="normal"/>
    </style:style>
    <style:style style:name="T32" style:family="text">
      <style:text-properties fo:font-weight="normal" officeooo:rsid="008ef4ff" style:font-weight-asian="normal" style:font-weight-complex="normal"/>
    </style:style>
    <style:style style:name="T33" style:family="text">
      <style:text-properties fo:font-weight="normal" officeooo:rsid="00919792" style:font-weight-asian="normal" style:font-weight-complex="normal"/>
    </style:style>
    <style:style style:name="T34" style:family="text">
      <style:text-properties fo:font-weight="normal" officeooo:rsid="00932242" style:font-weight-asian="normal" style:font-weight-complex="normal"/>
    </style:style>
    <style:style style:name="T35" style:family="text">
      <style:text-properties fo:font-weight="normal" officeooo:rsid="00952e71" style:font-weight-asian="normal" style:font-weight-complex="normal"/>
    </style:style>
    <style:style style:name="T36" style:family="text">
      <style:text-properties fo:font-weight="normal" officeooo:rsid="00971168" style:font-weight-asian="normal" style:font-weight-complex="normal"/>
    </style:style>
    <style:style style:name="T37" style:family="text">
      <style:text-properties fo:font-weight="normal" officeooo:rsid="009841af" style:font-weight-asian="normal" style:font-weight-complex="normal"/>
    </style:style>
    <style:style style:name="T38" style:family="text">
      <style:text-properties fo:font-weight="normal" officeooo:rsid="0099d9b3" style:font-weight-asian="normal" style:font-weight-complex="normal"/>
    </style:style>
    <style:style style:name="T39" style:family="text">
      <style:text-properties fo:font-weight="normal" officeooo:rsid="009db202" style:font-weight-asian="normal" style:font-weight-complex="normal"/>
    </style:style>
    <style:style style:name="T40" style:family="text">
      <style:text-properties fo:font-weight="normal" officeooo:rsid="009e03e4" style:font-weight-asian="normal" style:font-weight-complex="normal"/>
    </style:style>
    <style:style style:name="T41" style:family="text">
      <style:text-properties fo:font-weight="normal" officeooo:rsid="009f3d34" style:font-weight-asian="normal" style:font-weight-complex="normal"/>
    </style:style>
    <style:style style:name="T42" style:family="text">
      <style:text-properties officeooo:rsid="001c36fe"/>
    </style:style>
    <style:style style:name="T43" style:family="text">
      <style:text-properties officeooo:rsid="001eed0f"/>
    </style:style>
    <style:style style:name="T44" style:family="text">
      <style:text-properties officeooo:rsid="001f4635"/>
    </style:style>
    <style:style style:name="T45" style:family="text">
      <style:text-properties officeooo:rsid="00210b7d"/>
    </style:style>
    <style:style style:name="T46" style:family="text">
      <style:text-properties fo:font-style="italic" officeooo:rsid="0032fd1b" style:font-style-asian="italic" style:font-style-complex="italic"/>
    </style:style>
    <style:style style:name="T47" style:family="text">
      <style:text-properties officeooo:rsid="0027672f"/>
    </style:style>
    <style:style style:name="T48" style:family="text">
      <style:text-properties officeooo:rsid="002882be"/>
    </style:style>
    <style:style style:name="T49" style:family="text">
      <style:text-properties officeooo:rsid="002999cd"/>
    </style:style>
    <style:style style:name="T50" style:family="text">
      <style:text-properties fo:font-style="normal" style:font-style-asian="normal" style:font-style-complex="normal"/>
    </style:style>
    <style:style style:name="T51" style:family="text">
      <style:text-properties fo:font-style="normal" officeooo:rsid="0032fd1b" style:font-style-asian="normal" style:font-style-complex="normal"/>
    </style:style>
    <style:style style:name="T52" style:family="text">
      <style:text-properties fo:font-style="normal" officeooo:rsid="0034dbe1" style:font-style-asian="normal" style:font-style-complex="normal"/>
    </style:style>
    <style:style style:name="T53" style:family="text">
      <style:text-properties fo:font-style="normal" officeooo:rsid="0036cc53" style:font-style-asian="normal" style:font-style-complex="normal"/>
    </style:style>
    <style:style style:name="T54" style:family="text">
      <style:text-properties fo:font-style="normal" officeooo:rsid="003a05d0" style:font-style-asian="normal" style:font-style-complex="normal"/>
    </style:style>
    <style:style style:name="T55" style:family="text">
      <style:text-properties fo:font-style="normal" officeooo:rsid="003bd43e" style:font-style-asian="normal" style:font-style-complex="normal"/>
    </style:style>
    <style:style style:name="T56" style:family="text">
      <style:text-properties fo:font-style="normal" officeooo:rsid="003c1b05" style:font-style-asian="normal" style:font-style-complex="normal"/>
    </style:style>
    <style:style style:name="T57" style:family="text">
      <style:text-properties fo:font-style="normal" officeooo:rsid="003d9ca5" style:font-style-asian="normal" style:font-style-complex="normal"/>
    </style:style>
    <style:style style:name="T58" style:family="text">
      <style:text-properties fo:font-style="normal" officeooo:rsid="00425dbf" style:font-style-asian="normal" style:font-style-complex="normal"/>
    </style:style>
    <style:style style:name="T59" style:family="text">
      <style:text-properties fo:font-style="normal" officeooo:rsid="004355f1" style:font-style-asian="normal" style:font-style-complex="normal"/>
    </style:style>
    <style:style style:name="T60" style:family="text">
      <style:text-properties fo:font-style="normal" officeooo:rsid="0043fe50" style:font-style-asian="normal" style:font-style-complex="normal"/>
    </style:style>
    <style:style style:name="T61" style:family="text">
      <style:text-properties fo:font-style="normal" officeooo:rsid="0044b2f1" style:font-style-asian="normal" style:font-style-complex="normal"/>
    </style:style>
    <style:style style:name="T62" style:family="text">
      <style:text-properties fo:font-style="normal" officeooo:rsid="00462f9a" style:font-style-asian="normal" style:font-style-complex="normal"/>
    </style:style>
    <style:style style:name="T63" style:family="text">
      <style:text-properties fo:font-style="normal" officeooo:rsid="0047c76e" style:font-style-asian="normal" style:font-style-complex="normal"/>
    </style:style>
    <style:style style:name="T64" style:family="text">
      <style:text-properties fo:font-style="normal" officeooo:rsid="004a3930"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5e77c8" style:font-style-asian="normal" style:font-weight-asian="normal" style:font-style-complex="normal" style:font-weight-complex="normal"/>
    </style:style>
    <style:style style:name="T67" style:family="text">
      <style:text-properties fo:font-style="normal" fo:font-weight="normal" officeooo:rsid="005feebe" style:font-style-asian="normal" style:font-weight-asian="normal" style:font-style-complex="normal" style:font-weight-complex="normal"/>
    </style:style>
    <style:style style:name="T68" style:family="text">
      <style:text-properties fo:font-style="normal" fo:font-weight="normal" officeooo:rsid="006ebcbb" style:font-style-asian="normal" style:font-weight-asian="normal" style:font-style-complex="normal" style:font-weight-complex="normal"/>
    </style:style>
    <style:style style:name="T69" style:family="text">
      <style:text-properties fo:font-style="normal" fo:font-weight="bold" officeooo:rsid="005e77c8" style:font-style-asian="normal" style:font-weight-asian="bold" style:font-style-complex="normal" style:font-weight-complex="bold"/>
    </style:style>
    <style:style style:name="T70" style:family="text">
      <style:text-properties fo:font-style="normal" fo:font-weight="bold" officeooo:rsid="003c1b05" style:font-style-asian="normal" style:font-weight-asian="bold" style:font-style-complex="normal" style:font-weight-complex="bold"/>
    </style:style>
    <style:style style:name="T71" style:family="text">
      <style:text-properties officeooo:rsid="003847c9"/>
    </style:style>
    <style:style style:name="T72" style:family="text">
      <style:text-properties officeooo:rsid="003e58a3"/>
    </style:style>
    <style:style style:name="T73" style:family="text">
      <style:text-properties officeooo:rsid="003f2c1e"/>
    </style:style>
    <style:style style:name="T74" style:family="text">
      <style:text-properties officeooo:rsid="004b5799"/>
    </style:style>
    <style:style style:name="T75" style:family="text">
      <style:text-properties officeooo:rsid="004d088c"/>
    </style:style>
    <style:style style:name="T76" style:family="text">
      <style:text-properties style:text-underline-style="solid" style:text-underline-width="auto" style:text-underline-color="font-color"/>
    </style:style>
    <style:style style:name="T77" style:family="text">
      <style:text-properties officeooo:rsid="0059b74b"/>
    </style:style>
    <style:style style:name="T78" style:family="text">
      <style:text-properties officeooo:rsid="005ba474"/>
    </style:style>
    <style:style style:name="T79" style:family="text">
      <style:text-properties fo:font-weight="bold" style:font-weight-asian="bold" style:font-weight-complex="bold"/>
    </style:style>
    <style:style style:name="T80" style:family="text">
      <style:text-properties fo:font-weight="bold" officeooo:rsid="007f2a4f" style:font-weight-asian="bold" style:font-weight-complex="bold"/>
    </style:style>
    <style:style style:name="T81" style:family="text">
      <style:text-properties fo:font-weight="bold" officeooo:rsid="008447c4" style:font-weight-asian="bold" style:font-weight-complex="bold"/>
    </style:style>
    <style:style style:name="T82" style:family="text">
      <style:text-properties fo:font-weight="bold" officeooo:rsid="00879768" style:font-weight-asian="bold" style:font-weight-complex="bold"/>
    </style:style>
    <style:style style:name="T83" style:family="text">
      <style:text-properties fo:font-weight="bold" officeooo:rsid="008d00d0" style:font-weight-asian="bold" style:font-weight-complex="bold"/>
    </style:style>
    <style:style style:name="T84" style:family="text">
      <style:text-properties fo:font-weight="bold" officeooo:rsid="00919792" style:font-weight-asian="bold" style:font-weight-complex="bold"/>
    </style:style>
    <style:style style:name="T85" style:family="text">
      <style:text-properties fo:font-weight="bold" officeooo:rsid="00932242" style:font-weight-asian="bold" style:font-weight-complex="bold"/>
    </style:style>
    <style:style style:name="T86" style:family="text">
      <style:text-properties fo:font-weight="bold" officeooo:rsid="0093cd8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IONS: <text:span text:style-name="T42">A </text:span>Transposable Element RNAseq Expression Analysis Suite</text:p>
      <text:p text:style-name="P16"/>
      <text:p text:style-name="P17">LIONS: Analysis <text:span text:style-name="T44">Suite</text:span> for Transposable Element <text:span text:style-name="T43">Initiated</text:span> Transcription from RNAseq</text:p>
      <text:p text:style-name="P16"/>
      <text:p text:style-name="P18">LIONS: <text:span text:style-name="T1">TK</text:span></text:p>
      <text:p text:style-name="P1"/>
      <text:p text:style-name="P2">Abstract ( <text:span text:style-name="T74">98 words)</text:span></text:p>
      <text:p text:style-name="P2"/>
      <text:p text:style-name="P9">Transposable Elements <text:span text:style-name="T2">(TEs)</text:span> <text:span text:style-name="T3">are repetitive sequences making up</text:span> [44%] of the human genome <text:span text:style-name="T45">and may contribute to the evolution of novel transcriptional circuitry. Specific and biologically meaningful interpretation of TE-initiated transcripts has been marred by computational and methodological deficiencies. The software suite LIONS (www.github.com/ababaian/LIONS) analyzes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9"/>
      <text:p text:style-name="P5">List of Abbreviations</text:p>
      <text:p text:style-name="P10">TE: <text:span text:style-name="T48">Transposable Elements</text:span></text:p>
      <text:p text:style-name="P22">Background</text:p>
      <text:p text:style-name="P26"/>
      <text:p text:style-name="P26">A major fraction of the human genome is composed of transposable elements (TEs) <text:span text:style-name="T49">sequences which contain promoters, enhancers and other cis-regulatory sequences as well as protein coding sequences. </text:span><text:s/>TEs contribute beneficial hereditary information a <text:span text:style-name="T47">phenomenon</text:span> termed <text:span text:style-name="T47">exaptation</text:span>. In addition to novel protein coding genes, regulatory sequences of TEs can be exapted [reviewed...]. Transposable elements can thus be seen as a resevoir of potentially functional sequences with which evolution may tinker. We postulated that an analogous process in the evolutionary development of cancer occurs, in which TEs are exploited as a means of oncogenesis, a process we termed cancer exaptation.</text:p>
      <text:p text:style-name="P27">Our particlar interest lies with the promoter capabilities of TEs on the transcriptome since it is possible to interpret the consequence of a TE promoter activation events with repsect to an annotated gene locus in contrast to enhancer effects which are less straightforward [refer H3K4me1 paper]. Using CAGE [define] to sequence RNA from the 5` cap, between 10 and 30% of all transcription start sites (TSS) were mapped to repetative sequences in the genome [faulkner]. The contribution of TE to an annotated protein coding gene set is minimal at [X] while [Y] of the non-protein coding RNA (ncRNA) set initiated within transposable elements. The biological significance of these ncRNA and the TEs driving their expression remains to be characterized.</text:p>
      <text:p text:style-name="P27">[How do I lead into CSF1R here?]</text:p>
      <text:p text:style-name="P27">Our interest lies in the promoter capabilities of TEs and their influence on the cellular transcriptome since it would be technically possible to determine . CAGE [define] analysis showed that TE contribute between 10 – 30% of all transcription start sites (TSS) depending on the transcriptome [Faulkner]. </text:p>
      <text:p text:style-name="P28">The majority of our genome is transposable elements, (‘junk DNA’) elements not biologically necessary to the development or survival of the organism. The exception to this is the phenomenon of exaptation, where a transposon confers a novel function in the host genome either as an independent coding gene or as a regulatory element. Transposons thus provide a bulk of potentially regulatory sequence to the genome with which evolution may tinker. We postulate that a parallel phenomenon of cancer exaptation occurs during cancer evolution. </text:p>
      <text:p text:style-name="P29">From the previously developed screen for chimeric transcripts [Mehdi], we would manually curate hundreds of candidate chimera. The vast majority of chimeric fragments are the result of the exonization of TEs in 5' or 3' untranslated regions (UTRs), cryptic exons or within retained introns. Since we could distinguish these cases by inspection we were motivated to automate the process to accurately and quantitatively measure the contribution of TEs to transcriptional initiation from a RNAseq library.</text:p>
      <text:p text:style-name="P22"/>
      <text:p text:style-name="P4">Methods</text:p>
      <text:p text:style-name="P4"><text:tab/><text:span text:style-name="T5">Data</text:span></text:p>
      <text:p text:style-name="P11"><text:tab/></text:p>
      <text:p text:style-name="P4"><text:tab/></text:p>
      <text:p text:style-name="P4">Results</text:p>
      <text:p text:style-name="P4"/>
      <text:p text:style-name="P6">Discussion</text:p>
      <text:p text:style-name="P6"/>
      <text:p text:style-name="P10"><text:tab/><text:span text:style-name="T76">Limitations of LIONS</text:span></text:p>
      <text:p text:style-name="P3"/>
      <text:p text:style-name="P12"/>
      <text:p text:style-name="P23">Figure 1: <text:span text:style-name="T71">Schematic of the LIONS workflow</text:span></text:p>
      <text:p text:style-name="P13"/>
      <text:p text:style-name="P14">The workflow for LIONS is divided into two main components. <text:span text:style-name="T79">A)</text:span> <text:span text:style-name="T72">'East Lion'</text:span> <text:span text:style-name="T73">analyzes individual transcriptomes starting with i) a .bam file(s) of paired-end reads, a reference genome, a RepeatMasker annotation and a reference set of protein coding genes. The reads are aligned to the genome with the spliced read mapper </text:span><text:span text:style-name="T51">Tophat2 [ref] and an </text:span><text:span text:style-name="T46">ab initio </text:span><text:span text:style-name="T51">transcriptome is assembled with Cufflinks </text:span><text:span text:style-name="T58">[ref]</text:span><text:span text:style-name="T51">. </text:span><text:span text:style-name="T52">ii) These data are then analyzed per chimeric fragment cluster for transposable element </text:span><text:span text:style-name="T55">(TE)-</text:span><text:span text:style-name="T52">initiated transcripts (</text:span><text:span text:style-name="T59">S</text:span><text:span text:style-name="T52">upplementary </text:span><text:span text:style-name="T59">M</text:span><text:span text:style-name="T52">ethods and </text:span><text:span text:style-name="T59">S</text:span><text:span text:style-name="T52">upplementary </text:span><text:span text:style-name="T59">F</text:span><text:span text:style-name="T52">igure 1). </text:span><text:span text:style-name="T53">Briefly, fragment clusters consistent with transcriptional initiation (Orange) are enriched and those with passive exonization (Blue) or termination (not shown) are depleted. </text:span><text:span text:style-name="T54">iii) </text:span><text:span text:style-name="T55">The set of TE-initiated contigs are then intersected to reference set of protein coding genes and classified with respect to their intersection. Each transcriptome is analyzed independently and </text:span><text:span text:style-name="T60">a</text:span><text:span text:style-name="T56"> standard .lions </text:span><text:span text:style-name="T60">output </text:span><text:span text:style-name="T56">file </text:span><text:span text:style-name="T60">is generated</text:span><text:span text:style-name="T56">. </text:span><text:span text:style-name="T70">B)</text:span><text:span text:style-name="T56"> </text:span><text:span text:style-name="T61">'West Lion' performs set analysis on the</text:span><text:span text:style-name="T56"> .lions files. </text:span><text:span text:style-name="T63">Transcriptomes</text:span><text:span text:style-name="T62"> are biologically </text:span><text:span text:style-name="T56">grouped and analyzed </text:span><text:span text:style-name="T57">individually and as part of a biological group (i.e. cancer vs. normal samples).</text:span></text:p>
      <text:p text:style-name="P24"><text:span text:style-name="T64">Supplementary </text:span><text:span text:style-name="T57">F</text:span><text:span text:style-name="T50">igure </text:span><text:span text:style-name="T64">1</text:span><text:span text:style-name="T65">: Chimeric Fragment Clustering in LIONS</text:span></text:p>
      <text:p text:style-name="P7"/>
      <text:p text:style-name="P19">The analysis space of LIONS is all <text:span text:style-name="T75">Repeat-Exon</text:span> combinations for which there exists <text:span text:style-name="T75">a chimeric fragment; paired-end sequencing reads in </text:span>which one read intersects a repeat and the <text:span text:style-name="T78">read pair</text:span> intersects an <text:span text:style-name="T77">exon from the assembly</text:span>. <text:span text:style-name="T78">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2).</text:span></text:p>
      <text:p text:style-name="P25">Supplementary Figure 2:<text:span text:style-name="T18"> </text:span><text:span text:style-name="T19">Calculated values for </text:span><text:span text:style-name="T18">LIONS classification</text:span></text:p>
      <text:p text:style-name="P8"/>
      <text:p text:style-name="P30"><text:span text:style-name="T19">To distinguish transposable element (TE)-</text:span><text:span text:style-name="T20">initiated</text:span><text:span text:style-name="T19"> transcripts from TE exonizations or TE-terminated transcripts several local values are calculate</text:span><text:span text:style-name="T20">d </text:span><text:span text:style-name="T22">for each chimeric fragment cluster</text:span><text:span text:style-name="T20">. </text:span><text:span text:style-name="T80">A)</text:span><text:span text:style-name="T20"> </text:span><text:span text:style-name="T21">The</text:span><text:span text:style-name="T23"> position of the TE (orange) relative to the exon (dark gray). Cases in which the TE is upstream, on the upstream edge, contained within the exon or contains the exon (highlighted green) are considered for TE-initiation. </text:span><text:span text:style-name="T81">B)</text:span><text:span text:style-name="T23"> The thread ratio for a TE considers direction bias in sequencing read pairs going upstream or downstream relative to the interacting exon. Upstream threads (red) are read pairs in which one read maps to within </text:span><text:span text:style-name="T24">the</text:span><text:span text:style-name="T23"> TE and the pair maps upstream of the TE. Downstream threads </text:span><text:span text:style-name="T25">(blue)</text:span><text:span text:style-name="T23"> </text:span><text:span text:style-name="T25">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6">for inclusion. </text:span><text:span text:style-name="T82">C)</text:span><text:span text:style-name="T27"> </text:span><text:span text:style-name="T28">The contribution score is an approximation </text:span><text:span text:style-name="T29">of </text:span><text:span text:style-name="T30">the TE </text:span><text:span text:style-name="T29">promoter contribution </text:span><text:span text:style-name="T30">to the expression of downstream exons</text:span><text:span text:style-name="T29"> for </text:span><text:span text:style-name="T30">alternative or </text:span><text:span text:style-name="T29">unassembled </text:span><text:span text:style-name="T30">TE promoter. The maximum coverage within </text:span><text:span text:style-name="T31">the TE, 28 reads, is divided by the maximum coverage within the interacting exon (exon 2), 44 reads, to yield an approximate contribution for the TE-exon interaction, 0.636. </text:span><text:span text:style-name="T83">D) </text:span><text:span text:style-name="T33">The</text:span><text:span text:style-name="T32"> </text:span><text:span text:style-name="T33">read coverage for the 50 bp immediately upstream of the TE is divided by the coverage of the TE itself to measure the background level of transcription at this loci. </text:span><text:span text:style-name="T84">i.</text:span><text:span text:style-name="T33"> </text:span><text:span text:style-name="T34">A </text:span><text:span text:style-name="T33">Loci with low levels of transcriptional readthrough </text:span><text:span text:style-name="T34">but a potential initiation site present within the TE. </text:span><text:span text:style-name="T85">ii.</text:span><text:span text:style-name="T34"> I</text:span><text:span text:style-name="T33">n contrast,</text:span><text:span text:style-name="T84"> </text:span><text:span text:style-name="T33">a</text:span><text:span text:style-name="T84"> </text:span><text:span text:style-name="T33">loci </text:span><text:span text:style-name="T34">in which there is an apparent gain of coverage within the LINE element but could be due to poor mapping quality at the 5' end of this LINE element. </text:span><text:span text:style-name="T86">E) </text:span><text:span text:style-name="T35">Chimeric fragment subclassification of whether a read intersects only a repeat (R), only an exon (E) or both (D). Chimeric fragments can thus be classified as DR, DD,DE or ER fragments. </text:span><text:span text:style-name="T36">The ratio between the classifications can be used as a stringency cutoff for improving LIONS classification specificity. </text:span><text:span text:style-name="T37">Taken together these values form the basis for LIONS classification of TE-initiated transcripts and are fed into the the sorting algorithms (Supplementry Figure 3).</text:span></text:p>
      <text:p text:style-name="P31"><text:span text:style-name="T69">Supplementary Figure 3:</text:span><text:span text:style-name="T66"> </text:span><text:span text:style-name="T67">Chimeric Fragment Clusters </text:span><text:span text:style-name="T68">Sorting Algorithm for TE-initiated Transcripts</text:span></text:p>
      <text:p text:style-name="P20"/>
      <text:p text:style-name="P21"><text:span text:style-name="T6">F</text:span><text:span text:style-name="T4">or each </text:span><text:span text:style-name="T8">Transposable Element (</text:span><text:span text:style-name="T4">TE</text:span><text:span text:style-name="T8">)</text:span><text:span text:style-name="T4">-Exon </text:span><text:span text:style-name="T7">pair</text:span><text:span text:style-name="T4"> for which there exists </text:span><text:span text:style-name="T7">chimeric fragment support, LIONS </text:span><text:span text:style-name="T8">sorts </text:span><text:span text:style-name="T9">TE-initiated transcripts from TE exonizations or TE-terminated transcripts. </text:span><text:span text:style-name="T10">Default parameters are shown but can be manually </text:span><text:span text:style-name="T11">changed </text:span><text:span text:style-name="T12">by the user. </text:span><text:span text:style-name="T13">Chimeric fragment clusters are </text:span><text:span text:style-name="T38">filtered for those in which the assembled transript has greater than one exon, then</text:span><text:span text:style-name="T13"> </text:span><text:span text:style-name="T38">striated</text:span><text:span text:style-name="T13"> by the TE-exon intersection and then sub-sorted with different cut-offs; </text:span><text:span text:style-name="T14">number of chimeric fragments, thread ratios for the TE, contribution of the TE-promoter to overall transcript levels, read coverage upstream of the repeat </text:span><text:span text:style-name="T16">and the exons number within the assembled transcript</text:span><text:span text:style-name="T14">.</text:span><text:span text:style-name="T15"> </text:span><text:span text:style-name="T17">Separate cut-offs are necessary for different intersection cases to </text:span><text:span text:style-name="T39">deplete</text:span><text:span text:style-name="T17"> with the variety of non-initiation cases </text:span><text:span text:style-name="T40">which arise. </text:span><text:span text:style-name="T41">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5-07-02T14:13:25.994519036</dc:date>
    <meta:editing-duration>PT17H14M40S</meta:editing-duration>
    <meta:editing-cycles>146</meta:editing-cycles>
    <meta:generator>LibreOffice/4.2.8.2$Linux_X86_64 LibreOffice_project/420m0$Build-2</meta:generator>
    <meta:document-statistic meta:table-count="0" meta:image-count="0" meta:object-count="0" meta:page-count="7" meta:paragraph-count="29" meta:word-count="1404" meta:character-count="9242" meta:non-whitespace-character-count="7857"/>
  </office:meta>
</office:document-meta>
</file>